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0C0000000C14076313D5BEBF1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7.999cm" style:rel-column-width="32767*"/>
    </style:style>
    <style:style style:name="Tabelle1.B" style:family="table-column">
      <style:table-column-properties style:column-width="8.001cm" style:rel-column-width="32768*"/>
    </style:style>
    <style:style style:name="Tabel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2" style:family="table-cell">
      <style:table-cell-properties fo:background-color="#cccccc" fo:padding="0.097cm" fo:border-left="0.05pt solid #000000" fo:border-right="none" fo:border-top="none" fo:border-bottom="none">
        <style:background-image/>
      </style:table-cell-properties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4" style:family="table-row">
      <style:table-row-properties fo:background-color="transparent" fo:keep-together="auto">
        <style:background-image/>
      </style:table-row-properties>
    </style:style>
    <style:style style:name="Tabelle1.A4" style:family="table-cell">
      <style:table-cell-properties style:vertical-align="" fo:background-color="#cccccc" fo:padding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P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P4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6" style:family="paragraph" style:parent-style-name="Table_20_Contents">
      <style:text-properties officeooo:rsid="000550d5" officeooo:paragraph-rsid="000550d5"/>
    </style:style>
    <style:style style:name="P7" style:family="paragraph" style:parent-style-name="Table_20_Contents">
      <style:text-properties officeooo:rsid="000550d5" officeooo:paragraph-rsid="0008f16f"/>
    </style:style>
    <style:style style:name="P8" style:family="paragraph" style:parent-style-name="Table_20_Contents">
      <style:text-properties officeooo:rsid="000550d5" officeooo:paragraph-rsid="0006e938"/>
    </style:style>
    <style:style style:name="P9" style:family="paragraph" style:parent-style-name="Table_20_Contents">
      <style:text-properties officeooo:rsid="000550d5" officeooo:paragraph-rsid="000b74e7"/>
    </style:style>
    <style:style style:name="P10" style:family="paragraph" style:parent-style-name="Table_20_Contents">
      <style:paragraph-properties>
        <style:tab-stops>
          <style:tab-stop style:position="0.794cm"/>
        </style:tab-stops>
      </style:paragraph-properties>
      <style:text-properties officeooo:rsid="000550d5" officeooo:paragraph-rsid="00154bbd"/>
    </style:style>
    <style:style style:name="P11" style:family="paragraph" style:parent-style-name="Table_20_Contents">
      <style:text-properties style:font-name="TI-Nspire Sans" fo:font-size="11pt" officeooo:rsid="000550d5" officeooo:paragraph-rsid="000550d5" style:font-size-asian="11pt" style:font-size-complex="11pt"/>
    </style:style>
    <style:style style:name="P12" style:family="paragraph" style:parent-style-name="Table_20_Contents">
      <style:text-properties style:font-name="TI-Nspire Sans" fo:font-size="11pt" officeooo:rsid="0006e938" officeooo:paragraph-rsid="0006e938" style:font-size-asian="11pt" style:font-size-complex="11pt"/>
    </style:style>
    <style:style style:name="P13" style:family="paragraph" style:parent-style-name="Table_20_Contents">
      <style:text-properties style:font-name="TI-Nspire Sans" fo:font-size="11pt" officeooo:rsid="0006e938" officeooo:paragraph-rsid="0013defe" style:font-size-asian="11pt" style:font-size-complex="11pt"/>
    </style:style>
    <style:style style:name="P14" style:family="paragraph" style:parent-style-name="Table_20_Contents">
      <style:text-properties style:font-name="TI-Nspire Sans" fo:font-size="11pt" officeooo:rsid="0013defe" officeooo:paragraph-rsid="0013defe" style:font-size-asian="11pt" style:font-size-complex="11pt"/>
    </style:style>
    <style:style style:name="P15" style:family="paragraph" style:parent-style-name="Table_20_Contents">
      <style:text-properties style:font-name="TI-Nspire Sans" fo:font-size="11pt" officeooo:rsid="0016c6d6" officeooo:paragraph-rsid="0016c6d6" style:font-size-asian="11pt" style:font-size-complex="11pt"/>
    </style:style>
    <style:style style:name="P16" style:family="paragraph" style:parent-style-name="Table_20_Contents">
      <style:text-properties style:font-name="TI-Nspire Sans" fo:font-size="11pt" fo:font-weight="bold" officeooo:rsid="0011e167" officeooo:paragraph-rsid="0011e167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officeooo:rsid="000edc2d" officeooo:paragraph-rsid="000edc2d"/>
    </style:style>
    <style:style style:name="P18" style:family="paragraph" style:parent-style-name="Table_20_Contents">
      <style:text-properties fo:font-weight="bold" officeooo:rsid="0011e167" officeooo:paragraph-rsid="0011e167" style:font-weight-asian="bold" style:font-weight-complex="bold"/>
    </style:style>
    <style:style style:name="P19" style:family="paragraph" style:parent-style-name="Table_20_Contents">
      <style:text-properties officeooo:rsid="0013defe" officeooo:paragraph-rsid="0013defe"/>
    </style:style>
    <style:style style:name="P20" style:family="paragraph" style:parent-style-name="Table_20_Contents">
      <style:text-properties officeooo:rsid="00154bbd" officeooo:paragraph-rsid="00175d36"/>
    </style:style>
    <style:style style:name="P21" style:family="paragraph" style:parent-style-name="Standard">
      <style:text-properties officeooo:rsid="0007535e" officeooo:paragraph-rsid="0007535e"/>
    </style:style>
    <style:style style:name="P22" style:family="paragraph" style:parent-style-name="Standard">
      <style:text-properties officeooo:rsid="0007535e" officeooo:paragraph-rsid="00083ee5"/>
    </style:style>
    <style:style style:name="P23" style:family="paragraph" style:parent-style-name="Standard">
      <style:text-properties style:font-name="TI-Nspire Sans" fo:font-size="11pt" officeooo:rsid="0006e938" officeooo:paragraph-rsid="000b74e7" style:font-size-asian="11pt" style:font-size-complex="11pt"/>
    </style:style>
    <style:style style:name="P24" style:family="paragraph" style:parent-style-name="Standard">
      <style:text-properties style:font-name="TI-Nspire Sans" fo:font-size="11pt" officeooo:rsid="000cea6b" officeooo:paragraph-rsid="000cea6b" style:font-size-asian="11pt" style:font-size-complex="11pt"/>
    </style:style>
    <style:style style:name="P25" style:family="paragraph" style:parent-style-name="Standard">
      <style:text-properties officeooo:rsid="0010d04c" officeooo:paragraph-rsid="0010d04c"/>
    </style:style>
    <style:style style:name="P26" style:family="paragraph" style:parent-style-name="Table_20_Contents">
      <style:paragraph-properties>
        <style:tab-stops>
          <style:tab-stop style:position="0.794cm"/>
        </style:tab-stops>
      </style:paragraph-properties>
      <style:text-properties officeooo:rsid="00154bbd" officeooo:paragraph-rsid="00154bbd"/>
    </style:style>
    <style:style style:name="T1" style:family="text">
      <style:text-properties officeooo:rsid="0007535e"/>
    </style:style>
    <style:style style:name="T2" style:family="text">
      <style:text-properties officeooo:rsid="00083ee5"/>
    </style:style>
    <style:style style:name="T3" style:family="text">
      <style:text-properties officeooo:rsid="000921ac"/>
    </style:style>
    <style:style style:name="T4" style:family="text">
      <style:text-properties officeooo:rsid="0010cafa"/>
    </style:style>
    <style:style style:name="T5" style:family="text">
      <style:text-properties officeooo:rsid="0013def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54bbd" style:font-style-asian="italic" style:font-style-complex="italic"/>
    </style:style>
    <style:style style:name="T8" style:family="text">
      <style:text-properties officeooo:rsid="00154bbd"/>
    </style:style>
    <style:style style:name="T9" style:family="text">
      <style:text-properties officeooo:rsid="0016c6d6"/>
    </style:style>
    <style:style style:name="T10" style:family="text">
      <style:text-properties officeooo:rsid="00175d36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rweiterungen zu Maxima</text:h>
      <text:p text:style-name="P25">Diese Erweiterung stellt einige brauchbare Funktionen für den Mathematikunterricht zur Verfügung.</text:p>
      <text:p text:style-name="Standard"/>
      <text:p text:style-name="P22"><text:span text:style-name="T4">K</text:span>opiere die Datei <text:span text:style-name="Datei"><text:span text:style-name="T2">InitMaxima.mac</text:span></text:span> in das gleiche Verzeichnis wie deine Maxima Datei.</text:p>
      <text:p text:style-name="P21">Als erste Zeile schreibst du <text:span text:style-name="Code_20_inline">batchload("InitMaxima.mac")$</text:span>. <text:line-break/>Ab dann stehen dir folgende 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8">Beschreibung</text:p>
          </table:table-cell>
          <table:table-cell table:style-name="Tabelle1.B1" office:value-type="string">
            <text:p text:style-name="P16">Beispiel</text:p>
          </table:table-cell>
        </table:table-row>
        <table:table-row>
          <table:table-cell table:style-name="Tabelle1.A2" office:value-type="string">
            <text:p text:style-name="P6">Zeichne(<draw:frame draw:style-name="fr1" draw:name="Objekt1" text:anchor-type="as-char" svg:width="0.982cm" svg:height="0.506cm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kt2" text:anchor-type="as-char" svg:width="0.817cm" svg:height="0.531cm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1" draw:name="Objekt3" text:anchor-type="as-char" svg:width="0.868cm" svg:height="0.531cm" draw:z-index="2"><draw:object xlink:href="./Object 3" xlink:type="simple" xlink:show="embed" xlink:actuate="onLoad"/><draw:image xlink:href="./ObjectReplacements/Object 3" xlink:type="simple" xlink:show="embed" xlink:actuate="onLoad"/></draw:frame>)</text:p>
            <text:p text:style-name="P6"/>
            <text:p text:style-name="P10">Zeichne(<draw:frame draw:style-name="fr1" draw:name="Objekt4" text:anchor-type="as-char" svg:width="0.982cm" svg:height="0.506cm" draw:z-index="3"><draw:object xlink:href="./Object 4" xlink:type="simple" xlink:show="embed" xlink:actuate="onLoad"/><draw:image xlink:href="./ObjectReplacements/Object 4" xlink:type="simple" xlink:show="embed" xlink:actuate="onLoad"/><svg:desc>Formel</svg:desc></draw:frame>, <draw:frame draw:style-name="fr1" draw:name="Objekt5" text:anchor-type="as-char" svg:width="0.817cm" svg:height="0.531cm" draw:z-index="4"><draw:object xlink:href="./Object 5" xlink:type="simple" xlink:show="embed" xlink:actuate="onLoad"/><draw:image xlink:href="./ObjectReplacements/Object 5" xlink:type="simple" xlink:show="embed" xlink:actuate="onLoad"/><svg:desc>Formel</svg:desc></draw:frame>, <draw:frame draw:style-name="fr1" draw:name="Objekt6" text:anchor-type="as-char" svg:width="0.868cm" svg:height="0.531cm" draw:z-index="5"><draw:object xlink:href="./Object 6" xlink:type="simple" xlink:show="embed" xlink:actuate="onLoad"/><draw:image xlink:href="./ObjectReplacements/Object 6" xlink:type="simple" xlink:show="embed" xlink:actuate="onLoad"/><svg:desc>Formel</svg:desc></draw:frame>, <text:line-break/><text:tab/><text:span text:style-name="T8">filename&gt;"</text:span><text:span text:style-name="T7">Dateiname</text:span><text:span text:style-name="T8">",</text:span></text:p>
            <text:p text:style-name="P26"><text:tab/>xlabel&gt;"die x-Achse",</text:p>
            <text:p text:style-name="P10"><text:span text:style-name="T8"><text:tab/>ylabel&gt;"die y-Achse"<text:line-break/></text:span>)</text:p>
          </table:table-cell>
          <table:table-cell table:style-name="Tabelle1.B3" table:number-rows-spanned="2" office:value-type="string">
            <text:p text:style-name="P11">Zeichne(cos(2*x), 0, 4);</text:p>
            <text:p text:style-name="P11">Zeichne(<text:span text:style-name="T9">[</text:span>cos(2*x), <text:span text:style-name="T9">x^3, x]</text:span>, 0, 4);</text:p>
            <text:p text:style-name="P11"/>
            <text:p text:style-name="P15">Zeichne( cos(2*x), 0, 4,</text:p>
            <text:p text:style-name="P15"><text:s text:c="2"/>filename&gt;"Supergrafik",</text:p>
            <text:p text:style-name="P15"><text:s text:c="2"/>xlabel&gt;"die x-Achse",</text:p>
            <text:p text:style-name="P15"><text:s text:c="2"/>ylabel&gt;"die y-Achse"</text:p>
            <text:p text:style-name="P15">);</text:p>
          </table:table-cell>
        </table:table-row>
        <table:table-row>
          <table:table-cell table:style-name="Tabelle1.A3" office:value-type="string">
            <text:p text:style-name="P20">Zeichnet die gegebenen Funktionen f1 und f2 und speichert die Grafik sie als SVG Datei (<text:span text:style-name="T6">Dateiname.svg</text:span>) ab, wobei die Achsen beschriftet werden. <text:line-break/><text:line-break/>Die Parameter <text:span text:style-name="T6">filename</text:span>, <text:span text:style-name="T6">xlabel</text:span>, <text:span text:style-name="T6">ylabel</text:span> müssen korrekt geschrieben sein, ansonsten werden sie nicht akzeptiert.<text:line-break/><text:line-break/><text:span text:style-name="T10">Es können beliebig viele Funktionen in einer Liste zusammengefasst werden.</text:span></text:p>
          </table:table-cell>
          <table:covered-table-cell/>
        </table:table-row>
        <table:table-row table:style-name="Tabelle1.4">
          <table:table-cell table:style-name="Tabelle1.A4" office:value-type="string">
            <text:p text:style-name="P8">GlSys2(gl1,gl2);</text:p>
            <text:p text:style-name="P7">GlSys2Var(gl1,gl2,x,y);</text:p>
          </table:table-cell>
          <table:table-cell table:style-name="Tabelle1.B5" table:number-rows-spanned="2" office:value-type="string">
            <text:p text:style-name="P14">gl1: 2*x+3*y=12;</text:p>
            <text:p text:style-name="P13"><text:span text:style-name="T5">gl2: 2*x-4*y=14;</text:span><text:line-break/>GlSys2(gl1,gl2);</text:p>
            <text:p text:style-name="P12">GlSys2Var(gl1,gl2,x,y);</text:p>
          </table:table-cell>
        </table:table-row>
        <table:table-row table:style-name="Tabelle1.4">
          <table:table-cell table:style-name="Tabelle1.A5" office:value-type="string">
            <text:p text:style-name="P19">Löst eine Gleichungssystem mit zwei Gleichungen nach x und y auf</text:p>
            <text:p text:style-name="P7">Löst eine Gleichungssystem <text:span text:style-name="T5">mit</text:span> zwei Gleichungen auf, wobei die Variable<text:span text:style-name="T3">n</text:span> <text:span text:style-name="T3">angegeben</text:span> werden können</text:p>
          </table:table-cell>
          <table:covered-table-cell/>
        </table:table-row>
        <table:table-row table:style-name="Tabelle1.4">
          <table:table-cell table:style-name="Tabelle1.A4" office:value-type="string">
            <text:p text:style-name="P9">CreateFunktion(p1,p2, f);</text:p>
          </table:table-cell>
          <table:table-cell table:style-name="Tabelle1.B7" table:number-rows-spanned="2" office:value-type="string">
            <text:p text:style-name="P24">p1:[5,100]$</text:p>
            <text:p text:style-name="P24">p2:[8,130]$</text:p>
            <text:p text:style-name="P23">f: y=a*b^x$</text:p>
            <text:p text:style-name="P23">f: CreateFunktion(p1,p2, f);</text:p>
          </table:table-cell>
        </table:table-row>
        <table:table-row table:style-name="Tabelle1.4">
          <table:table-cell table:style-name="Tabelle1.A5" office:value-type="string">
            <text:p text:style-name="P17">Erstellt eine Funktion bei zwei gegebenen Punkten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14076313D5BEBF19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900" draw:border="0%"/>
    <draw:opacity draw:name="Transparency_20_3" draw:display-name="Transparency 3" draw:style="linear" draw:start="10%" draw:end="0%" draw:angle="900" draw:border="0%"/>
    <draw:opacity draw:name="Transparency_20_4" draw:display-name="Transparency 4" draw:style="linear" draw:start="100%" draw:end="20%" draw:angle="9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loext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loext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loext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loext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loext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loext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loext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loext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loext:contextual-spacing="false" fo:text-indent="0cm" style:auto-text-indent="false" style:page-number="auto" fo:background-color="#dc2300">
        <style:tab-stops/>
      </style:paragraph-properties>
      <style:text-properties fo:color="#ffffff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_20_Formatiert_20_Blau" style:display-name="Code Formatiert Blau" style:family="paragraph" style:parent-style-name="Standard">
      <style:paragraph-properties fo:margin-left="1cm" fo:margin-right="1cm" fo:margin-top="0cm" fo:margin-bottom="0cm" loext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ucida Console" fo:font-family="'Lucida Console'" style:font-family-generic="modern" fo:language="de" fo:country="AT" style:font-size-complex="11pt" style:font-weight-complex="bold" fo:hyphenate="true" fo:hyphenation-remain-char-count="2" fo:hyphenation-push-char-count="2"/>
    </style:style>
    <style:style style:name="Code_20_Formatiert_20_Grün" style:display-name="Code Formatiert Grün" style:family="paragraph" style:auto-update="true" style:master-page-name="">
      <loext:graphic-properties draw:fill="bitmap" draw:fill-image-name="Bitmap_20_1" style:repeat="repeat" draw:fill-image-ref-point="top-left"/>
      <style:paragraph-properties fo:margin-left="0.289cm" fo:margin-right="1.004cm" fo:margin-top="0cm" fo:margin-bottom="0cm" loext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14076313D5BEBF19.png" xlink:type="simple" xlink:actuate="onLoad"/>
      </style:paragraph-properties>
      <style:text-properties style:font-name="Courier New" fo:font-family="'Courier New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Beispiel" style:family="paragraph" style:parent-style-name="Standard">
      <style:paragraph-properties fo:margin-top="0.3cm" fo:margin-bottom="0.3cm" loext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Konsole" style:family="paragraph" style:parent-style-name="Table_20_Contents" style:master-page-name="">
      <style:paragraph-properties fo:margin-top="0.4cm" fo:margin-bottom="0.4cm" loext:contextual-spacing="false" fo:keep-together="always" style:page-number="auto" fo:padding="0.349cm" fo:border="0.31pt solid #000000" style:shadow="none" fo:keep-with-next="always"/>
      <style:text-properties style:font-name="Monospac821 BT" fo:font-family="'Monospac821 BT'" style:font-style-name="Roman" style:font-family-generic="modern" style:font-pitch="fixed" fo:font-size="9pt"/>
    </style:style>
    <style:style style:name="Html_20_Code" style:display-name="Html Code" style:family="paragraph" style:parent-style-name="Standard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loext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Code" style:family="paragraph" style:parent-style-name="Standard" style:master-page-name="">
      <loext:graphic-properties draw:fill="solid" draw:fill-color="#ffffcc" draw:opacity="100%"/>
      <style:paragraph-properties fo:margin-left="0.4cm" fo:margin-right="0.4cm" fo:margin-top="0.199cm" fo:margin-bottom="0.199cm" loext:contextual-spacing="false" fo:text-indent="0cm" style:auto-text-indent="false" style:page-number="auto" fo:background-color="#ffffcc" fo:padding="0.423cm" fo:border-left="4.99pt solid #0000ff" fo:border-right="0.06pt solid #c0c0c0" fo:border-top="0.06pt solid #c0c0c0" fo:border-bottom="0.06pt solid #c0c0c0" style:shadow="#000000 0.049cm 0.049cm"/>
      <style:text-properties style:font-name="Courier New2" fo:font-family="'Courier New'" style:font-style-name="Fett" style:font-family-generic="modern" style:font-pitch="fixed" fo:font-size="10.5pt" fo:font-weight="bold" style:font-size-asian="10pt" style:font-weight-asian="bold"/>
    </style:style>
    <style:style style:name="InlineCode" style:family="paragraph" style:parent-style-name="Code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solid" draw:fill-color="#729fcf" draw:opacity-name="Transparency_20_4" draw:fill-image-width="0cm" draw:fill-image-height="0cm"/>
      <style:paragraph-properties fo:text-align="center" style:justify-single-word="false" style:page-number="auto" fo:background-color="#729fcf" fo:padding-left="0.049cm" fo:padding-right="0.049cm" fo:padding-top="0.499cm" fo:padding-bottom="0.499cm" fo:border="0.06pt solid #000000" style:shadow="none"/>
      <style:text-properties fo:color="#0066ff" style:font-name="Lucida Sans Unicode" fo:font-family="'Lucida Sans Unicode'" style:font-style-name="Fett Kursiv" style:font-family-generic="swiss" style:font-pitch="variable" fo:font-size="20pt" fo:font-style="italic" fo:text-shadow="1pt 1pt" fo:font-weight="bold" style:font-size-asian="10.5pt" style:font-relief="engrav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1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2" fo:font-family="Verdana" style:font-style-name="Fett" style:font-family-generic="swiss" style:font-pitch="variable" fo:font-size="10.5pt" fo:font-style="italic" fo:font-weight="normal"/>
    </style:style>
    <style:style style:name="Code_20_inline" style:display-name="Code inline" style:family="text">
      <style:text-properties fo:color="#333333" style:font-name="Courier New" fo:font-family="'Courier New'" style:font-style-name="Standard" style:font-family-generic="modern" style:font-pitch="fixed" fo:font-size="11pt" fo:background-color="#ffffc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Arial" fo:font-family="Arial" style:font-style-name="Standard" style:font-family-generic="swiss" style:font-pitch="variable" fo:font-size="11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aste" style:family="text">
      <style:text-properties style:font-name="Arial1" fo:font-family="Arial" style:font-style-name="Fett" style:font-family-generic="swiss" style:font-pitch="variable" fo:font-weight="bold" fo:background-color="#ff6633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Index_20_Link" style:display-name="Index Link" style:family="text"/>
    <style:style style:name="Code_20_Nr_20_Font" style:display-name="Code Nr Font" style:family="text">
      <style:text-properties fo:color="#b2b2b2"/>
    </style:style>
    <style:style style:name="Ergebnis" style:family="text">
      <style:text-properties fo:font-size="12pt" fo:letter-spacing="normal" fo:background-color="#23ff23"/>
    </style:style>
    <style:style style:name="Absatz-Standardschriftart2" style:family="text"/>
    <style:style style:name="Absatz-Standardschriftart1" style:family="text"/>
    <style:style style:name="Page_20_Number" style:display-name="Page Number" style:family="text" style:parent-style-name="Absatz-Standardschriftart1"/>
    <style:style style:name="Aufzählungszeichen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Aufzählungszeichen2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2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Html_20_Code" style:display-name="Html Code" style:family="text">
      <style:text-properties fo:color="#ffffff" style:font-name="Liberation Sans1" fo:font-family="'Liberation Sans'" style:font-style-name="Standard" style:font-family-generic="swiss" style:font-pitch="variable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officeooo:rsid="0007535e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xima</text:span><text:tab/><text:tab/>Seite -<text:page-number text:select-page="current">1</text:page-number>-</text:p>
        <text:p text:style-name="Header"/>
      </style:header>
      <style:footer>
        <text:p text:style-name="MP2">Mag. Stefan Hagmann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9S</meta:editing-duration>
    <meta:editing-cycles>20</meta:editing-cycles>
    <meta:generator>LibreOffice/5.3.7.2$Windows_X86_64 LibreOffice_project/6b8ed514a9f8b44d37a1b96673cbbdd077e24059</meta:generator>
    <dc:date>2018-01-25T12:54:45.775000000</dc:date>
    <dc:creator>Mag. Stefan Hagmann</dc:creator>
    <meta:document-statistic meta:table-count="1" meta:image-count="0" meta:object-count="6" meta:page-count="1" meta:paragraph-count="35" meta:word-count="179" meta:character-count="1418" meta:non-whitespace-character-count="125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3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5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6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